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5.285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5.7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16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2.70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ff8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5308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om Onlin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1" table:number-columns-repeated="16377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er Unit Cos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ink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00mm ALUM Frame</text:p>
          </table:table-cell>
          <table:table-cell office:value-type="string" calcext:value-type="string">
            <text:p>TB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2]*[.D2]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0mm ALUM Frame</text:p>
          </table:table-cell>
          <table:table-cell office:value-type="string" calcext:value-type="string">
            <text:p>TB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3]*[.D3]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rylic Square Sheet</text:p>
          </table:table-cell>
          <table:table-cell table:style-name="ce4" office:value-type="string" calcext:value-type="string">
            <text:p>12 x 306 x 320  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table:formula="of:=[.E4]*[.D4]" office:value-type="float" office:value="1400" calcext:value-type="float">
            <text:p>1400</text:p>
          </table:table-cell>
          <table:table-cell office:value-type="string" calcext:value-type="string">
            <text:p><text:a xlink:href="https://amzn.in/d/4XJ7mlf" xlink:type="simple">https://amzn.in/d/4XJ7mlf</text:a>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 Cam</text:p>
          </table:table-cell>
          <table:table-cell office:value-type="string" calcext:value-type="string">
            <text:p>FRONTECH Webcam 225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E5]*[.D5]" office:value-type="float" office:value="700" calcext:value-type="float">
            <text:p>700</text:p>
          </table:table-cell>
          <table:table-cell office:value-type="string" calcext:value-type="string">
            <text:p><text:a xlink:href="https://amzn.in/d/0hD1DCD" xlink:type="simple">https://amzn.in/d/0hD1DCD</text:a>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V 5A Converter for Pi</text:p>
          </table:table-cell>
          <table:table-cell office:value-type="string" calcext:value-type="string">
            <text:p>XH-M411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E6]*[.D6]" office:value-type="float" office:value="600" calcext:value-type="float">
            <text:p>600</text:p>
          </table:table-cell>
          <table:table-cell table:style-name="ce7" office:value-type="string" calcext:value-type="string">
            <text:p><text:a xlink:href="https://robu.in/product/xh-m411-dc-dc-digital-booster-board-boost-nodule-high-power-5-45v-output-5a/" xlink:type="simple">https://robu.in/product/xh-m411-dc-dc-digital-booster-board-boost-nodule-high-power-5-45v-output-5a/</text:a>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reless Keyboard and Mouse</text:p>
          </table:table-cell>
          <table:table-cell office:value-type="string" calcext:value-type="string">
            <text:p>Zeb-Companion 107 USB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E7]*[.D7]" office:value-type="float" office:value="600" calcext:value-type="float">
            <text:p>600</text:p>
          </table:table-cell>
          <table:table-cell office:value-type="string" calcext:value-type="string">
            <text:p><text:a xlink:href="https://amzn.in/d/fDMbSyH" xlink:type="simple">https://amzn.in/d/fDMbSyH</text:a>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B Connector</text:p>
          </table:table-cell>
          <table:table-cell office:value-type="string" calcext:value-type="string">
            <text:p>U224-051N-3GRA035-XKB-5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E8]*[.D8]" office:value-type="float" office:value="80" calcext:value-type="float">
            <text:p>80</text:p>
          </table:table-cell>
          <table:table-cell table:style-name="ce7" office:value-type="string" calcext:value-type="string">
            <text:p><text:a xlink:href="https://robu.in/product/u224-051n-3gra035-xkb-5a-1-4p-female-25℃85℃-type-a-plugin-usb-connectors-rohs" xlink:type="simple">https://robu.in/product/u224-051n-3gra035-xkb-5a-1-4p-female-25%e2%84%8385%e2%84%83-type-a-plugin-usb-connectors-rohs</text:a>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oling Fan</text:p>
          </table:table-cell>
          <table:table-cell office:value-type="string" calcext:value-type="string">
            <text:p>12 V 6010 0.15A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E9]*[.D9]" office:value-type="float" office:value="160" calcext:value-type="float">
            <text:p>160</text:p>
          </table:table-cell>
          <table:table-cell table:style-name="ce7" office:value-type="string" calcext:value-type="string">
            <text:p><text:a xlink:href="https://robu.in/product/12-v-6010-0-15a-brushless-dc-cooling-blade-fan/" xlink:type="simple">https://robu.in/product/12-v-6010-0-15a-brushless-dc-cooling-blade-fan/</text:a></text:p>
          </table:table-cell>
          <table:table-cell table:style-name="Default" table:number-columns-repeated="16377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>
          <table:table-cell table:style-name="Default" table:number-columns-repeated="4"/>
          <table:table-cell table:style-name="ce5" office:value-type="string" calcext:value-type="string">
            <text:p>Total Rs</text:p>
          </table:table-cell>
          <table:table-cell table:style-name="ce6" table:formula="of:=SUM([.F2:.F10])" office:value-type="float" office:value="3540" calcext:value-type="float">
            <text:p>3540</text:p>
          </table:table-cell>
          <table:table-cell table:style-name="Default" table:number-columns-repeated="16378"/>
        </table:table-row>
      </table:table>
      <table:table table:name="From College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t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 DC Moto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1.1V Li-P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.7V Li-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er Pump Mo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3D Printed Whee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or Mount</text:p>
          </table:table-cell>
          <table:table-cell office:value-type="string" calcext:value-type="string">
            <text:p>Moun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oltage regulators</text:p>
          </table:table-cell>
          <table:table-cell office:value-type="string" calcext:value-type="string">
            <text:p>5V LD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ltage regulators</text:p>
          </table:table-cell>
          <table:table-cell office:value-type="string" calcext:value-type="string">
            <text:p>3.3 L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IRZL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spberry Pi 5</text:p>
          </table:table-cell>
          <table:table-cell office:value-type="string" calcext:value-type="string">
            <text:p>Pi 5 8G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RP20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09:26:47.80253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AMALESH R</meta:initial-creator>
    <meta:creation-date>2015-06-05T18:17:20</meta:creation-date>
    <dc:date>2025-10-06T10:04:38.028602500</dc:date>
    <meta:generator>LibreOffice/25.2.5.2$Windows_X86_64 LibreOffice_project/03d19516eb2e1dd5d4ccd751a0d6f35f35e08022</meta:generator>
    <meta:editing-duration>PT1H42M57S</meta:editing-duration>
    <meta:editing-cycles>16</meta:editing-cycles>
    <meta:document-statistic meta:table-count="2" meta:cell-count="118" meta:object-count="0"/>
    <meta:user-defined meta:name="AppVersion">16.0300</meta:user-defined>
  </office:meta>
</office:document-meta>
</file>